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AEF00003A179B41914F.svm"/>
  <manifest:file-entry manifest:media-type="" manifest:full-path="Pictures/2000000700004A3600003992293B7EA9.svm"/>
  <manifest:file-entry manifest:media-type="" manifest:full-path="Pictures/2000000700004B0A00003A4C0136F3F7.svm"/>
  <manifest:file-entry manifest:media-type="" manifest:full-path="Pictures/2000000700004B3F00003A66822E422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mbria" svg:font-family="Cambria" style:font-family-generic="roman"/>
    <style:font-face style:name="Times New Roman1" svg:font-family="'Times New Roman'" style:font-family-generic="roman"/>
    <style:font-face style:name="Arial1"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text-properties fo:color="#000000" style:font-name="Times New Roman1" style:font-name-asian="Times New Roman1" style:font-name-complex="Times New Roman1"/>
    </style:style>
    <style:style style:name="P2" style:family="paragraph" style:parent-style-name="Standard" style:list-style-name="">
      <style:paragraph-properties fo:text-align="center" style:justify-single-word="false" style:text-autospace="none"/>
      <style:text-properties fo:color="#000000" style:font-name="Times New Roman1" style:font-name-asian="Times New Roman1" style:font-name-complex="Times New Roman1"/>
    </style:style>
    <style:style style:name="P3" style:family="paragraph" style:parent-style-name="Standard" style:list-style-name="">
      <style:paragraph-properties style:text-autospace="none"/>
      <style:text-properties fo:color="#000000" style:font-name="Times New Roman1" fo:font-size="14pt" fo:font-weight="bold" style:font-name-asian="Times New Roman1" style:font-size-asian="14pt" style:font-weight-asian="bold" style:font-name-complex="Times New Roman1" style:font-size-complex="14pt" style:font-weight-complex="bold"/>
    </style:style>
    <style:style style:name="P4" style:family="paragraph" style:parent-style-name="Standard">
      <style:paragraph-properties style:text-autospace="none"/>
      <style:text-properties fo:color="#000000" style:font-name="Times New Roman1" fo:font-size="12pt" style:font-name-asian="Times New Roman1" style:font-size-asian="12pt" style:font-name-complex="Times New Roman1" style:font-size-complex="12pt"/>
    </style:style>
    <style:style style:name="P5" style:family="paragraph" style:parent-style-name="Standard" style:list-style-name="">
      <style:paragraph-properties style:text-autospace="none"/>
      <style:text-properties fo:color="#000000" style:font-name="Times New Roman1" fo:font-size="12pt" style:font-name-asian="Times New Roman1" style:font-size-asian="12pt" style:font-name-complex="Times New Roman1" style:font-size-complex="12pt"/>
    </style:style>
    <style:style style:name="P6" style:family="paragraph" style:parent-style-name="Standard" style:list-style-name="L2">
      <style:paragraph-properties style:text-autospace="none"/>
      <style:text-properties fo:color="#000000" style:font-name="Times New Roman1" fo:font-size="12pt" style:font-name-asian="Times New Roman1" style:font-size-asian="12pt" style:font-name-complex="Times New Roman1" style:font-size-complex="12pt"/>
    </style:style>
    <style:style style:name="P7" style:family="paragraph" style:parent-style-name="Standard" style:list-style-name="">
      <style:paragraph-properties style:text-autospace="none"/>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8" style:family="paragraph" style:parent-style-name="Standard" style:list-style-name="">
      <style:paragraph-properties style:text-autospace="non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9" style:family="paragraph" style:parent-style-name="Standard" style:list-style-name="">
      <style:paragraph-properties style:text-autospace="none"/>
      <style:text-properties fo:color="#000000" style:font-name="Times New Roman1" fo:font-size="9pt" style:font-name-asian="Times New Roman1" style:font-size-asian="9pt" style:font-name-complex="Times New Roman1" style:font-size-complex="9pt"/>
    </style:style>
    <style:style style:name="P10" style:family="paragraph" style:parent-style-name="Standard" style:list-style-name="">
      <style:paragraph-properties style:text-autospace="none"/>
      <style:text-properties fo:color="#000000" style:font-name="Times New Roman1" fo:font-size="9pt" fo:font-weight="bold" style:font-name-asian="Times New Roman1" style:font-size-asian="9pt" style:font-weight-asian="bold" style:font-name-complex="Times New Roman1" style:font-size-complex="9pt" style:font-weight-complex="bold"/>
    </style:style>
    <style:style style:name="P11" style:family="paragraph" style:parent-style-name="Standard" style:list-style-name="">
      <style:paragraph-properties style:text-autospace="none"/>
      <style:text-properties fo:color="#000000" style:font-name="Times New Roman1" fo:font-size="13pt" fo:font-weight="bold" style:font-name-asian="Times New Roman1" style:font-size-asian="13pt" style:font-weight-asian="bold" style:font-name-complex="Times New Roman1" style:font-size-complex="13pt" style:font-weight-complex="bold"/>
    </style:style>
    <style:style style:name="P12" style:family="paragraph" style:parent-style-name="Standard" style:list-style-name="">
      <style:paragraph-properties style:text-autospace="none"/>
      <style:text-properties fo:color="#000000" style:font-name="Times New Roman1" fo:font-size="13pt" style:font-name-asian="Times New Roman1" style:font-size-asian="13pt" style:font-name-complex="Times New Roman1" style:font-size-complex="13pt"/>
    </style:style>
    <style:style style:name="P13" style:family="paragraph" style:parent-style-name="Standard" style:list-style-name="">
      <style:paragraph-properties style:text-autospace="none"/>
      <style:text-properties fo:color="#000000" style:font-name="Times New Roman1" fo:font-size="16pt" fo:font-weight="bold" style:font-name-asian="Times New Roman1" style:font-size-asian="16pt" style:font-weight-asian="bold" style:font-name-complex="Times New Roman1" style:font-size-complex="16pt" style:font-weight-complex="bold"/>
    </style:style>
    <style:style style:name="P14" style:family="paragraph" style:parent-style-name="Standard" style:list-style-name="">
      <style:paragraph-properties style:text-autospace="none"/>
      <style:text-properties fo:color="#000000" style:font-name="Times New Roman1" fo:font-size="16pt" style:font-name-asian="Times New Roman1" style:font-size-asian="16pt" style:font-name-complex="Times New Roman1" style:font-size-complex="16pt"/>
    </style:style>
    <style:style style:name="P15" style:family="paragraph" style:parent-style-name="Standard" style:list-style-name="">
      <style:paragraph-properties style:text-autospace="none"/>
      <style:text-properties fo:color="#000000" style:font-name="Cambria" fo:font-size="12pt" style:font-name-asian="Cambria" style:font-size-asian="12pt" style:font-name-complex="Cambria" style:font-size-complex="12pt"/>
    </style:style>
    <style:style style:name="P16" style:family="paragraph" style:parent-style-name="Standard" style:list-style-name="">
      <style:paragraph-properties style:text-autospace="none"/>
      <style:text-properties fo:color="#000000" fo:font-size="12pt" style:font-size-asian="12pt" style:font-size-complex="12pt"/>
    </style:style>
    <style:style style:name="P17" style:family="paragraph" style:parent-style-name="Standard">
      <style:paragraph-properties style:text-autospace="none"/>
      <style:text-properties fo:color="#000000" style:font-name="Arial1" fo:font-size="12pt" style:font-name-asian="Arial1" style:font-size-asian="12pt" style:font-name-complex="Arial1" style:font-size-complex="12pt"/>
    </style:style>
    <style:style style:name="P18" style:family="paragraph" style:parent-style-name="Standard" style:list-style-name="">
      <style:paragraph-properties style:text-autospace="none"/>
      <style:text-properties fo:color="#000000" style:font-name="Arial1" fo:font-size="12pt" style:font-name-asian="Arial1" style:font-size-asian="12pt" style:font-name-complex="Arial1" style:font-size-complex="12pt"/>
    </style:style>
    <style:style style:name="P19" style:family="paragraph" style:parent-style-name="Standard" style:list-style-name="">
      <style:paragraph-properties style:text-autospace="none"/>
      <style:text-properties fo:color="#000000" style:font-name="Arial1" fo:font-size="9pt" style:font-name-asian="Arial1" style:font-size-asian="9pt" style:font-name-complex="Arial1" style:font-size-complex="9pt"/>
    </style:style>
    <style:style style:name="P20" style:family="paragraph" style:parent-style-name="Standard" style:list-style-name="">
      <style:paragraph-properties style:text-autospace="none"/>
    </style:style>
    <style:style style:name="P21" style:family="paragraph" style:parent-style-name="Standard" style:list-style-name="">
      <style:paragraph-properties style:text-autospace="none"/>
      <style:text-properties fo:color="#585858" style:font-name="Times New Roman1" fo:font-size="13pt" fo:font-weight="bold" style:font-name-asian="Times New Roman1" style:font-size-asian="13pt" style:font-weight-asian="bold" style:font-name-complex="Times New Roman1" style:font-size-complex="13pt" style:font-weight-complex="bold"/>
    </style:style>
    <style:style style:name="P22" style:family="paragraph" style:parent-style-name="Standard" style:list-style-name="L5">
      <style:paragraph-properties style:text-autospace="none"/>
      <style:text-properties style:font-name="Times New Roman1" fo:font-size="13pt" style:font-name-asian="Times New Roman1" style:font-size-asian="13pt" style:font-name-complex="Times New Roman1" style:font-size-complex="13pt"/>
    </style:style>
    <style:style style:name="P23" style:family="paragraph" style:parent-style-name="Standard" style:list-style-name="">
      <style:paragraph-properties style:text-autospace="none"/>
      <style:text-properties style:font-name="Times New Roman1" fo:font-size="12pt" style:font-name-asian="Times New Roman1" style:font-size-asian="12pt" style:font-name-complex="Times New Roman1" style:font-size-complex="12pt"/>
    </style:style>
    <style:style style:name="P24" style:family="paragraph" style:parent-style-name="Standard">
      <style:paragraph-properties style:text-autospace="none"/>
    </style:style>
    <style:style style:name="P25" style:family="paragraph" style:parent-style-name="Standard" style:list-style-name="L1">
      <style:paragraph-properties style:text-autospace="none"/>
    </style:style>
    <style:style style:name="P26" style:family="paragraph" style:parent-style-name="Standard" style:list-style-name="L7">
      <style:paragraph-properties style:text-autospace="none"/>
    </style:style>
    <style:style style:name="P27" style:family="paragraph" style:parent-style-name="Standard" style:list-style-name="L8">
      <style:paragraph-properties style:text-autospace="none"/>
    </style:style>
    <style:style style:name="P28" style:family="paragraph" style:parent-style-name="Standard" style:list-style-name="L9">
      <style:paragraph-properties style:text-autospace="none"/>
    </style:style>
    <style:style style:name="P29" style:family="paragraph" style:parent-style-name="Standard" style:list-style-name="L10">
      <style:paragraph-properties style:text-autospace="none"/>
    </style:style>
    <style:style style:name="P30" style:family="paragraph" style:parent-style-name="Standard" style:list-style-name="">
      <style:paragraph-properties style:text-autospace="none"/>
      <style:text-properties fo:color="#666666" style:font-name="Times New Roman1" fo:font-size="12pt" style:font-name-asian="Times New Roman1" style:font-size-asian="12pt" style:font-name-complex="Times New Roman1" style:font-size-complex="12pt"/>
    </style:style>
    <style:style style:name="P31" style:family="paragraph" style:parent-style-name="Standard" style:list-style-name="">
      <style:paragraph-properties style:text-autospace="none"/>
      <style:text-properties fo:color="#666666" fo:font-size="12pt" style:font-size-asian="12pt" style:font-size-complex="12pt"/>
    </style:style>
    <style:style style:name="P32" style:family="paragraph" style:parent-style-name="Standard" style:list-style-name="L13">
      <style:paragraph-properties style:text-autospace="none"/>
    </style:style>
    <style:style style:name="P33" style:family="paragraph" style:parent-style-name="Standard" style:list-style-name="">
      <style:paragraph-properties style:text-autospace="none"/>
      <style:text-properties fo:color="#4c4c4c" style:font-name="Times New Roman1" fo:font-size="12pt" style:font-name-asian="Times New Roman1" style:font-size-asian="12pt" style:font-name-complex="Times New Roman1" style:font-size-complex="12pt"/>
    </style:style>
    <style:style style:name="P34" style:family="paragraph" style:parent-style-name="Standard" style:list-style-name="">
      <style:paragraph-properties style:text-autospace="none"/>
      <style:text-properties fo:color="#4c4c4c" style:font-name="Times New Roman1" fo:font-size="13pt" fo:font-weight="bold" style:font-name-asian="Times New Roman1" style:font-size-asian="13pt" style:font-weight-asian="bold" style:font-name-complex="Times New Roman1" style:font-size-complex="13pt" style:font-weight-complex="bold"/>
    </style:style>
    <style:style style:name="P35" style:family="paragraph" style:parent-style-name="Standard" style:list-style-name="">
      <style:paragraph-properties style:text-autospace="none"/>
      <style:text-properties fo:color="#4c4c4c" style:font-name="Times New Roman1" fo:font-size="13pt" style:font-name-asian="Times New Roman1" style:font-size-asian="13pt" style:font-name-complex="Times New Roman1" style:font-size-complex="13pt"/>
    </style:style>
    <style:style style:name="P36" style:family="paragraph" style:parent-style-name="Standard" style:list-style-name="">
      <style:paragraph-properties style:text-autospace="none"/>
      <style:text-properties fo:color="#4c4c4c" style:font-name="Times New Roman1" fo:font-weight="bold" style:font-name-asian="Times New Roman1" style:font-weight-asian="bold" style:font-name-complex="Times New Roman1" style:font-weight-complex="bold"/>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1pt" style:font-size-asian="11pt"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ize="12pt"/>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Times New Roman1" fo:font-size="9pt" fo:font-weight="bold" style:font-name-asian="Times New Roman1" style:font-size-asian="9pt" style:font-weight-asian="bold" style:font-name-complex="Times New Roman1" style:font-size-complex="9pt" style:font-weight-complex="bold"/>
    </style:style>
    <style:style style:name="T11" style:family="text">
      <style:text-properties fo:color="#000000" style:font-name="Times New Roman1" fo:font-size="16pt" fo:font-weight="bold" style:font-name-asian="Times New Roman1" style:font-size-asian="16pt" style:font-weight-asian="bold" style:font-name-complex="Times New Roman1" style:font-size-complex="16pt" style:font-weight-complex="bold"/>
    </style:style>
    <style:style style:name="T12" style:family="text">
      <style:text-properties fo:color="#000000" style:font-name="Times New Roman1" fo:font-size="12pt" style:font-name-asian="Times New Roman1" style:font-size-asian="12pt" style:font-name-complex="Times New Roman1" style:font-size-complex="12pt"/>
    </style:style>
    <style:style style:name="T13" style:family="text">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T14" style:family="text">
      <style:text-properties fo:color="#000000" style:font-name="Calibri" fo:font-size="16pt" fo:font-weight="bold" style:font-name-asian="Calibri" style:font-size-asian="16pt" style:font-weight-asian="bold" style:font-name-complex="Calibri" style:font-size-complex="16pt" style:font-weight-complex="bold"/>
    </style:style>
    <style:style style:name="T15" style:family="text">
      <style:text-properties fo:color="#000000" style:font-name="Arial1" fo:font-size="16pt" fo:font-weight="bold" style:font-name-asian="Arial1" style:font-size-asian="16pt" style:font-weight-asian="bold" style:font-name-complex="Arial1" style:font-size-complex="16pt" style:font-weight-complex="bold"/>
    </style:style>
    <style:style style:name="T16" style:family="text">
      <style:text-properties fo:color="#000000" style:font-name="Arial1" fo:font-size="12pt" style:font-name-asian="Arial1" style:font-size-asian="12pt" style:font-name-complex="Arial1" style:font-size-complex="12pt"/>
    </style:style>
    <style:style style:name="T17" style:family="text">
      <style:text-properties fo:color="#000000" style:font-name="Arial1" fo:font-size="9pt" style:font-name-asian="Arial1" style:font-size-asian="9pt" style:font-name-complex="Arial1" style:font-size-complex="9pt"/>
    </style:style>
    <style:style style:name="T18" style:family="text">
      <style:text-properties fo:color="#000000" fo:font-weight="bold" style:font-weight-asian="bold" style:font-weight-complex="bold"/>
    </style:style>
    <style:style style:name="T19" style:family="text">
      <style:text-properties fo:color="#000000" fo:font-size="13pt" fo:font-weight="bold" style:font-size-asian="13pt" style:font-weight-asian="bold" style:font-size-complex="13pt" style:font-weight-complex="bold"/>
    </style:style>
    <style:style style:name="T20" style:family="text">
      <style:text-properties style:font-name="Times New Roman1"/>
    </style:style>
    <style:style style:name="T21" style:family="text">
      <style:text-properties style:font-name="Times New Roman1" style:font-name-asian="Times New Roman1" style:font-name-complex="Times New Roman1"/>
    </style:style>
    <style:style style:name="T22" style:family="text">
      <style:text-properties style:font-name="Times New Roman1" fo:font-weight="bold" style:font-name-asian="Times New Roman1" style:font-weight-asian="bold" style:font-name-complex="Times New Roman1" style:font-weight-complex="bold"/>
    </style:style>
    <style:style style:name="T23" style:family="text">
      <style:text-properties style:font-name="Arial1" style:font-name-asian="Arial1" style:font-name-complex="Arial1"/>
    </style:style>
    <style:style style:name="T24" style:family="text">
      <style:text-properties fo:font-size="9pt" style:font-size-asian="9pt" style:font-size-complex="9pt"/>
    </style:style>
    <style:style style:name="T25" style:family="text">
      <style:text-properties fo:color="#585858" fo:font-size="13pt" fo:font-weight="bold" style:font-size-asian="13pt" style:font-weight-asian="bold" style:font-size-complex="13pt" style:font-weight-complex="bold"/>
    </style:style>
    <style:style style:name="T26" style:family="text">
      <style:text-properties fo:font-size="13pt" style:font-size-asian="13pt" style:font-size-complex="13pt"/>
    </style:style>
    <style:style style:name="T27" style:family="text">
      <style:text-properties fo:font-size="13pt" fo:font-weight="bold" style:font-size-asian="13pt" style:font-weight-asian="bold" style:font-size-complex="13pt" style:font-weight-complex="bold"/>
    </style:style>
    <style:style style:name="T28" style:family="text">
      <style:text-properties fo:color="#808080" fo:font-weight="bold" style:font-weight-asian="bold" style:font-weight-complex="bold"/>
    </style:style>
    <style:style style:name="T29" style:family="text">
      <style:text-properties fo:color="#808080" fo:font-size="12pt" fo:font-weight="bold" style:font-size-asian="12pt" style:font-weight-asian="bold" style:font-size-complex="12pt" style:font-weight-complex="bold"/>
    </style:style>
    <style:style style:name="T30" style:family="text">
      <style:text-properties style:font-size-asian="12pt"/>
    </style:style>
    <style:style style:name="T31" style:family="text">
      <style:text-properties style:font-size-complex="12pt"/>
    </style:style>
    <style:style style:name="T32" style:family="text">
      <style:text-properties style:font-name-asian="Times New Roman1"/>
    </style:style>
    <style:style style:name="T33" style:family="text">
      <style:text-properties style:font-name-complex="Times New Roman1"/>
    </style:style>
    <style:style style:name="T34" style:family="text">
      <style:text-properties style:font-name="Times New Roman" fo:font-size="12pt"/>
    </style:style>
    <style:style style:name="T35" style:family="text">
      <style:text-properties fo:color="#666666"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9cm" fo:text-indent="-0.635cm" fo:margin-left="7.71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4cm" fo:text-indent="-0.635cm" fo:margin-left="8.35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38cm" fo:text-indent="-0.635cm" fo:margin-left="7.738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equirements and Analysis Document for the</text:span></text:p>
      <text:p text:style-name="P2"><text:span text:style-name="T1">Challenge Accepted project, (RAD)</text:span><text:span text:style-name="T2"> </text:span></text:p>
      <text:p text:style-name="P2"><text:span text:style-name="T2"/></text:p>
      <text:p text:style-name="P3">Contents </text:p>
      <text:list xml:id="list32430888" text:style-name="L2">
        <text:list-item>
          <text:p text:style-name="P6"><text:span text:style-name="T4">A digital version of ‘Upp till Bevis’.</text:span></text:p>
          <text:p text:style-name="P6"/>
        </text:list-item>
      </text:list>
      <text:p text:style-name="P5"><text:span text:style-name="T5">1.</text:span> <text:span text:style-name="T5">Introduction ............................................................................................................................. 2</text:span> </text:p>
      <text:p text:style-name="P1"><text:span text:style-name="T2">1.1 Purpose of application .............................................................................................................................. 2</text:span><text:span text:style-name="T7"> </text:span></text:p>
      <text:p text:style-name="P1"><text:span text:style-name="T2">1.2 General characteristics of application ...................................................................................................... 2</text:span><text:span text:style-name="T7"> </text:span></text:p>
      <text:p text:style-name="P1"><text:span text:style-name="T2">1.3 Scope of application ................................................................................................................................. 2</text:span><text:span text:style-name="T7"> </text:span></text:p>
      <text:p text:style-name="P1"><text:span text:style-name="T2">1.4 Objectives and success criteria of the project ........................................................................................... 2</text:span><text:span text:style-name="T7"> </text:span></text:p>
      <text:p text:style-name="P1"><text:span text:style-name="T2">1.5 Definitions, acronyms and abbreviations ................................................................................................. 3</text:span></text:p>
      <text:p text:style-name="P1"><text:span text:style-name="T8">2. Requirements .............................................................................................................................. 3</text:span><text:span text:style-name="T7"> </text:span></text:p>
      <text:p text:style-name="P1"><text:span text:style-name="T2">2.1 Functional requirements ........................................................................................................................... 3</text:span><text:span text:style-name="T7"> </text:span></text:p>
      <text:p text:style-name="P1"><text:span text:style-name="T2">2.2 Non-functional requirements .................................................................................................................... 3</text:span><text:span text:style-name="T7"> </text:span></text:p>
      <text:p text:style-name="P1"><text:span text:style-name="T3">2.2.1 Usability ............................................................................................................................................ 3</text:span><text:span text:style-name="T7"> </text:span></text:p>
      <text:p text:style-name="P1"><text:span text:style-name="T3">2.2.2 Reliability .......................................................................................................................................... 3</text:span><text:span text:style-name="T7"> </text:span></text:p>
      <text:p text:style-name="P1"><text:span text:style-name="T3">2.2.3 Performance ...................................................................................................................................... 3</text:span><text:span text:style-name="T7"> </text:span></text:p>
      <text:p text:style-name="P1"><text:span text:style-name="T3">2.2.4 Supportability .................................................................................................................................... 3</text:span><text:span text:style-name="T7"> </text:span></text:p>
      <text:p text:style-name="P1"><text:span text:style-name="T3">2.2.5 Implementation .................................................................................................................................. 4</text:span><text:span text:style-name="T7"> </text:span></text:p>
      <text:p text:style-name="P1"><text:span text:style-name="T3">2.2.6 Packaging and installation ............................................................................................................... 4</text:span><text:span text:style-name="T7"> </text:span></text:p>
      <text:p text:style-name="P1"><text:span text:style-name="T3">2.2.7 Legal .................................................................................................................................................. 4</text:span><text:span text:style-name="T7"> </text:span></text:p>
      <text:p text:style-name="P1"><text:span text:style-name="T2">2.3 Application models ................................................................................................................................... 4</text:span><text:span text:style-name="T7"> </text:span></text:p>
      <text:p text:style-name="P1"><text:span text:style-name="T3">2.3.1 Use case model .................................................................................................................................. 4</text:span><text:span text:style-name="T7"> </text:span></text:p>
      <text:p text:style-name="P1"><text:span text:style-name="T3">2.3.2 Use case priority ............................................................................................................................... 4</text:span><text:span text:style-name="T7"> </text:span></text:p>
      <text:p text:style-name="P1"><text:span text:style-name="T3">2.3.3 Domain Model ................................................................................................................................... 4</text:span><text:span text:style-name="T7"> </text:span></text:p>
      <text:p text:style-name="P1"><text:span text:style-name="T3">2.3.4 User Interface .................................................................................................................................... 4</text:span><text:span text:style-name="T7"> </text:span></text:p>
      <text:p text:style-name="P1"><text:span text:style-name="T2">2.4 References ................................................................................................................................................ 4</text:span></text:p>
      <text:p text:style-name="P1"><text:span text:style-name="T8"/></text:p>
      <text:p text:style-name="P1"><text:span text:style-name="T8">APPENDIX ..................................................................................................................................... 5</text:span><text:span text:style-name="T7"> </text:span></text:p>
      <text:p text:style-name="P9"/>
      <text:p text:style-name="P10"/>
      <text:p text:style-name="P10"><text:s/></text:p>
      <text:p text:style-name="P5"><text:span text:style-name="T5">Version</text:span>: <text:s/>2.0</text:p>
      <text:p text:style-name="P5"><text:span text:style-name="T5">Date</text:span>: <text:s/>2013-03-01</text:p>
      <text:p text:style-name="P5"><text:span text:style-name="T5">Authors</text:span>: </text:p>
      <text:p text:style-name="P5"><text:tab/>Cecilia Edwall <text:s/>920223-5769 </text:p>
      <text:p text:style-name="P5"><text:tab/>Isabelle Frölich 900831-2846</text:p>
      <text:p text:style-name="P5"><text:tab/>Madeleine Appert <text:s/>891110-4845 </text:p>
      <text:p text:style-name="P5"><text:tab/>Johan Gustavsson 871024-7134</text:p>
      <text:p text:style-name="P5"><text:tab/></text:p>
      <text:p text:style-name="P5"/>
      <text:p text:style-name="P7">This version overrides all previous version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0"><text:span text:style-name="T10"><text:s/></text:span><text:span text:style-name="T14">1.</text:span><text:span text:style-name="T15"> </text:span><text:span text:style-name="T11">Introduction </text:span></text:p>
      <text:p text:style-name="P15">This is an application that originally is a board game that we turned into a digital </text:p>
      <text:p text:style-name="P15">version. To play the game the teams makes a bet, thereafter they have to be able to </text:p>
      <text:p text:style-name="P15">do the amount of missions they betted to accomplish. If they manage to do the </text:p>
      <text:p text:style-name="P15">missions they can move forward on the board and hopefully reach the goal faster </text:p>
      <text:p text:style-name="P15">than the other teams. When the first playing team reaches goal, it’s game over!  </text:p>
      <text:p text:style-name="P21"/>
      <text:p text:style-name="P21">1.1 Purpose of application </text:p>
      <text:p text:style-name="P5">With our application we aim to construct a computer based version of a game called ‘<text:span text:style-name="T4">Upp till bevis’, </text:span>which is a board game requiring the teams playing to complete missions in order to continue forward on the board, towards the finish line. <text:s/></text:p>
      <text:p text:style-name="P5"/>
      <text:p text:style-name="P34">1.2 General characteristics of application </text:p>
      <text:p text:style-name="P5">This is a multi-player application which is to be used on a computer platform. It will not require a connection to a network and will be used in social home environments. The application will require at least 2 teams of 2 players, but will be able to manage 8 teams. Any amount of players can be a part of a team, it will not affect the application at all. The game is turn based, and will require the teams to approve each other’s missions in order for the game to work. For completing a mission, the</text:p>
      <text:p text:style-name="P1"><text:span text:style-name="T7">program will have a time limit of 30 seconds, but besides this, there will be no time constraints at all. The game will end once a team has made it around the board, or if the game is canceled manually. <text:s/></text:span><text:span text:style-name="T24"><text:s text:c="2"/></text:span></text:p>
      <text:p text:style-name="P11"/>
      <text:p text:style-name="P34">1.3 Scope of application </text:p>
      <text:p text:style-name="P5">System will allow 2-8 teams. There will be no computer-player. Application will not keep track of high score etc. but it will show whose turn it is. <text:s text:c="2"/></text:p>
      <text:p text:style-name="P9"><text:s/></text:p>
      <text:p text:style-name="P36"><text:span text:style-name="T26">1.4 Objectives and success criteria of the project</text:span><text:span text:style-name="T2"> </text:span></text:p>
      <text:p text:style-name="P5">The applications should function for a game which can be considered within the frame of what the game should manage. The graphical user interface is to be of such quality that the user at all times knows who’s turn it is, what stage is present and what he/she is supposed to do. In case of extra time to improve application and add extra features, possible upgrades could be: </text:p>
      <text:list xml:id="list36386358" text:style-name="L8">
        <text:list-item>
          <text:p text:style-name="P27"><text:span text:style-name="T12">Add various levels of difficulty.</text:span></text:p>
        </text:list-item>
        <text:list-item>
          <text:p text:style-name="P27"><text:span text:style-name="T12">Have different time limits for different teams, which might be in good in </text:span></text:p>
        </text:list-item>
      </text:list>
      <text:p text:style-name="P16"><text:span text:style-name="T21"><text:tab/>case of teams being of different ages, for example. </text:span></text:p>
      <text:list xml:id="list36388403" text:style-name="L9">
        <text:list-item>
          <text:p text:style-name="P28"><text:span text:style-name="T12">Have clues.</text:span></text:p>
        </text:list-item>
        <text:list-item>
          <text:p text:style-name="P28"><text:span text:style-name="T12">Possibility to save game. </text:span></text:p>
        </text:list-item>
      </text:list>
      <text:p text:style-name="P20"><text:span text:style-name="T10"/></text:p>
      <text:p text:style-name="P35"><text:span text:style-name="T5">1.5 Definitions, acronyms and abbreviations </text:span></text:p>
      <text:list xml:id="list36371723" text:style-name="L7">
        <text:list-item>
          <text:p text:style-name="P26"><text:span text:style-name="T12">GUI, graphical user interface.</text:span></text:p>
        </text:list-item>
        <text:list-item>
          <text:p text:style-name="P26"><text:span text:style-name="T12">Java, platform independent programming language.</text:span></text:p>
        </text:list-item>
        <text:list-item>
          <text:p text:style-name="P26"><text:span text:style-name="T12">Turn, all teams will have their turns. A turn begins when a team is able to make a bet, and is over when the given assignment has either been approved or disapproved. The turn then passes to another team. <text:s/></text:span></text:p>
        </text:list-item>
      </text:list>
      <text:p text:style-name="P16"><text:span text:style-name="T21"/></text:p>
      <text:p text:style-name="P13">2. Requirements </text:p>
      <text:p text:style-name="P5"/>
      <text:p text:style-name="P5"/>
      <text:p text:style-name="P34">2.1 Functional requirements </text:p>
      <text:p text:style-name="P9"><text:s/></text:p>
      <text:p text:style-name="P5">The players/teams should be able to:</text:p>
      <text:list xml:id="list36417352" text:style-name="L10">
        <text:list-item>
          <text:p text:style-name="P29"><text:soft-page-break/><text:span text:style-name="T12">Read the game rules.</text:span></text:p>
        </text:list-item>
        <text:list-item>
          <text:p text:style-name="P29"><text:span text:style-name="T12">Start a new game. </text:span></text:p>
          <text:list>
            <text:list-header>
              <text:p text:style-name="P29"><text:span text:style-name="T12">a) Select how many teams will take part in the turn.</text:span></text:p>
              <text:p text:style-name="P29"><text:span text:style-name="T12">b) Assign names to the different teams</text:span></text:p>
            </text:list-header>
          </text:list>
        </text:list-item>
        <text:list-item>
          <text:p text:style-name="P29"><text:span text:style-name="T12">Do a turn. During a turn the team will be able to: </text:span></text:p>
          <text:list>
            <text:list-header>
              <text:p text:style-name="P29"><text:span text:style-name="T12">a)</text:span><text:span text:style-name="T16"> </text:span><text:span text:style-name="T12">Choose how many steps they want to bet.</text:span></text:p>
              <text:p text:style-name="P29"><text:span text:style-name="T12">b)</text:span><text:span text:style-name="T16"> </text:span><text:span text:style-name="T12">Change that bet before the actual mission starts.</text:span></text:p>
              <text:p text:style-name="P29"><text:span text:style-name="T12">c)</text:span><text:span text:style-name="T16"> </text:span>View the as<text:span text:style-name="T12">signed cards.</text:span></text:p>
              <text:p text:style-name="P29"><text:span text:style-name="T12">d)</text:span><text:span text:style-name="T16"> </text:span><text:span text:style-name="T12">Choose to see the next card within the time limit. </text:span></text:p>
            </text:list-header>
          </text:list>
        </text:list-item>
        <text:list-item>
          <text:p text:style-name="P29"><text:span text:style-name="T12">At the end of a team’s turn the other playing team(s) will be able to approve/disapprove the mission. </text:span></text:p>
        </text:list-item>
        <text:list-item>
          <text:p text:style-name="P29"><text:span text:style-name="T12">Exit the application. Will end turn, round and game.</text:span></text:p>
        </text:list-item>
      </text:list>
      <text:p text:style-name="P23"><text:span text:style-name="T19"/></text:p>
      <text:p text:style-name="P33"><text:span text:style-name="T27">2.2 Non-functional requirements</text:span></text:p>
      <text:list xml:id="list36157778" text:style-name="L5">
        <text:list-item>
          <text:list>
            <text:list-header>
              <text:p text:style-name="P22"><text:span text:style-name="T29"/></text:p>
            </text:list-header>
          </text:list>
        </text:list-item>
      </text:list>
      <text:p text:style-name="P23"><text:span text:style-name="T28"><text:tab/>2.2.1 Usability</text:span></text:p>
      <text:p text:style-name="P23"><text:span text:style-name="T9"><text:tab/>Normal players are to understand how the game works without being forced to seek <text:tab/>information elsewhere than in the application itself, since the rules are written in the <text:tab/>application. The language will be in English, hence the game requires all participants to <text:tab/>speak English <text:s/></text:span></text:p>
      <text:p text:style-name="P23"><text:span text:style-name="T18"><text:s/></text:span></text:p>
      <text:p text:style-name="P23"><text:span text:style-name="T28"><text:tab/>2.2.2 Reliability</text:span></text:p>
      <text:p text:style-name="P23"><text:span text:style-name="T9"><text:tab/>N/A </text:span></text:p>
      <text:p text:style-name="P23"><text:span text:style-name="T9"/></text:p>
      <text:p text:style-name="P23"><text:span text:style-name="T28"><text:tab/>2.2.3 Performance</text:span></text:p>
      <text:p text:style-name="P23"><text:span text:style-name="T9"><text:tab/>N/A </text:span></text:p>
      <text:p text:style-name="P23"><text:span text:style-name="T9"/></text:p>
      <text:p text:style-name="P23"><text:span text:style-name="T28"><text:tab/>2.2.4 Supportability</text:span></text:p>
      <text:p text:style-name="P20"><text:span text:style-name="T12"><text:tab/>N/A </text:span></text:p>
      <text:p text:style-name="P20"/>
      <text:p text:style-name="P23"><text:span text:style-name="T28"><text:tab/>2.2.5 Implementation</text:span></text:p>
      <text:p text:style-name="P23"><text:span text:style-name="T9"><text:tab/>To achieve platform independence the application will use the Java environment. </text:span></text:p>
      <text:p text:style-name="P23"><text:span text:style-name="T28"/></text:p>
      <text:p text:style-name="P23"><text:span text:style-name="T28"><text:tab/>2.2.6 Packaging and installation</text:span></text:p>
      <text:p text:style-name="P23"><text:span text:style-name="T9"><text:tab/>The application will be delivered as a jar file. To be able to run the program, the </text:span></text:p>
      <text:p text:style-name="P5"><text:tab/>user will simply have to have a Java 1.6 program installed on his or her system. </text:p>
      <text:p text:style-name="P5"/>
      <text:p text:style-name="P30"><text:span text:style-name="T5"><text:tab/>2.2.7 Legal</text:span><text:span text:style-name="T5"> </text:span></text:p>
      <text:p text:style-name="P5"><text:tab/>There could be legal issues regarding rights to the “upp till bevis” game and trade mark. <text:tab/>This is not covered here. </text:p>
      <text:p text:style-name="P5"><text:span text:style-name="T25"/></text:p>
      <text:p text:style-name="P33"><text:span text:style-name="T27">2.3Application models</text:span></text:p>
      <text:p text:style-name="P4"><text:span text:style-name="T5"/></text:p>
      <text:p text:style-name="P5"><text:span text:style-name="T5"><text:tab/></text:span><text:span text:style-name="T35">2.3.1 Use case model</text:span></text:p>
      <text:p text:style-name="P5"><text:tab/>See APPENDIX for UML diagram and textual descriptions. </text:p>
      <text:p text:style-name="P16"><text:span text:style-name="T22"/></text:p>
      <text:p text:style-name="P31"><text:span text:style-name="T22"><text:tab/>2.3.2 Use case priority</text:span></text:p>
      <text:list xml:id="list36538904" text:style-name="L13">
        <text:list-item>
          <text:p text:style-name="P32"><text:span text:style-name="T12">New Game (high)</text:span></text:p>
        </text:list-item>
        <text:list-item>
          <text:p text:style-name="P32"><text:span text:style-name="T12">Start Mission (high</text:span></text:p>
        </text:list-item>
        <text:list-item>
          <text:p text:style-name="P32"><text:span text:style-name="T12">Bet (high)</text:span></text:p>
        </text:list-item>
        <text:list-item>
          <text:p text:style-name="P32"><text:span text:style-name="T16"><text:s/></text:span><text:span text:style-name="T12">End Game(high)</text:span></text:p>
        </text:list-item>
        <text:list-item>
          <text:p text:style-name="P32"><text:span text:style-name="T12">Start Challenge (mid)</text:span></text:p>
        </text:list-item>
        <text:list-item>
          <text:p text:style-name="P32"><text:soft-page-break/><text:span text:style-name="T12">Show next card (mid)</text:span></text:p>
        </text:list-item>
        <text:list-item>
          <text:p text:style-name="P32"><text:span text:style-name="T12">Show rules (low) </text:span></text:p>
          <text:p text:style-name="P32"><text:span text:style-name="T12"/></text:p>
        </text:list-item>
      </text:list>
      <text:p text:style-name="P30"><text:span text:style-name="T5"><text:tab/>2.3.3 Domain Model</text:span></text:p>
      <text:p text:style-name="P5"><text:tab/>See APPENDIX. </text:p>
      <text:p text:style-name="P5"/>
      <text:p text:style-name="P30"><text:span text:style-name="T5"><text:tab/>2.3.4 User Interface</text:span></text:p>
      <text:p text:style-name="P5"><text:tab/>Application will use a fixed GUI (non themeable, non resizable). </text:p>
      <text:p text:style-name="P21"/>
      <text:p text:style-name="P34">2.4 References </text:p>
      <text:p text:style-name="P5">General explanation of game (in Swedish).</text:p>
      <text:p text:style-name="P5"><text:a xlink:type="simple" xlink:href="http://www.braspel.com/?id=317">http://www.braspel.com/?id=317</text:a></text:p>
      <text:p text:style-name="P5"/>
      <text:p text:style-name="P5">Thorough explanation of game rules (in Swedish).</text:p>
      <text:p text:style-name="P20"><text:span text:style-name="T12">http://www.braspel.com/filearchive/1/1917/rules_UTB%20new.pdf </text:span></text:p>
      <text:p text:style-name="P20"><text:span text:style-name="T11"><text: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APPENDIX </text:p>
      <text:p text:style-name="P11">GUI </text:p>
      <text:p text:style-name="P8"><draw:frame draw:style-name="fr1" draw:name="grafik1" text:anchor-type="paragraph" svg:width="16.822cm" svg:height="12.938cm" draw:z-index="3"><draw:image xlink:href="Pictures/2000000700004A3600003992293B7EA9.svm" xlink:type="simple" xlink:show="embed" xlink:actuate="onLoad"/></draw:frame> Start screen</text:p>
      <text:p text:style-name="P5"><draw:frame draw:style-name="fr1" draw:name="grafik2" text:anchor-type="paragraph" svg:width="16.796cm" svg:height="12.832cm" draw:z-index="0"><draw:image xlink:href="Pictures/2000000700004B3F00003A66822E4221.svm" xlink:type="simple" xlink:show="embed" xlink:actuate="onLoad"/></draw:frame><text:soft-page-break/>Screen for game rules. </text:p>
      <text:p text:style-name="P5"/>
      <text:p text:style-name="P5"><draw:frame draw:style-name="fr1" draw:name="grafik3" text:anchor-type="paragraph" svg:width="16.663cm" svg:height="12.883cm" draw:z-index="1"><draw:image xlink:href="Pictures/2000000700004B0A00003A4C0136F3F7.svm" xlink:type="simple" xlink:show="embed" xlink:actuate="onLoad"/></draw:frame><text:soft-page-break/>Game board. </text:p>
      <text:p text:style-name="P5"><draw:frame draw:style-name="fr2" draw:name="grafik4" text:anchor-type="paragraph" svg:x="0.049cm" svg:y="0.39cm" svg:width="16.743cm" svg:height="12.92cm" draw:z-index="2"><draw:image xlink:href="Pictures/2000000700004AEF00003A179B41914F.svm" xlink:type="simple" xlink:show="embed" xlink:actuate="onLoad"/></draw:frame><text:soft-page-break/>Game board when the first player reach the goal tile. </text:p>
      <text:p text:style-name="P5"/>
      <text:p text:style-name="P5"><text:s/></text:p>
      <text:p text:style-name="P12"><text:span text:style-name="T5">Domain model </text:span></text:p>
      <text:p text:style-name="P20"><text:span text:style-name="T10"/></text:p>
      <text:p text:style-name="P20"><text:span text:style-name="T10"/></text:p>
      <text:p text:style-name="P20"><text:span text:style-name="T10"/></text:p>
      <text:p text:style-name="P11">Use Cases </text:p>
      <text:p text:style-name="P14"><text:s/></text:p>
      <text:p text:style-name="P20"><text:span text:style-name="T13">Use Case Model </text:span></text:p>
      <text:p text:style-name="P20"><text:span text:style-name="T10"/></text:p>
      <text:p text:style-name="P18"><text:span text:style-name="T5">Use case: Bet</text:span></text:p>
      <text:p text:style-name="P19">Short description: How a user makes a bet in the game.</text:p>
      <text:p text:style-name="P19">Priority (high)</text:p>
      <text:p text:style-name="P19">Extends or Includes (none)</text:p>
      <text:p text:style-name="P19">Participating actors: ActivePiece which has a Team</text:p>
      <text:p text:style-name="P19">Normal flow of events</text:p>
      <text:p text:style-name="P19">Actor System</text:p>
      <text:p text:style-name="P19">ActivePiece clicks <text:s text:c="9"/></text:p>
      <text:p text:style-name="P19">one of the betable tiles</text:p>
      <text:p text:style-name="P19">(one of the raised tiles) </text:p>
      <text:p text:style-name="P19">to make a bet.</text:p>
      <text:p text:style-name="P19">The tile the ActivePiece</text:p>
      <text:p text:style-name="P19">clicks becomes lowered,</text:p>
      <text:p text:style-name="P19">and the bet is shown as a</text:p>
      <text:p text:style-name="P19">number in the higher left</text:p>
      <text:p text:style-name="P19">corner.</text:p>
      <text:p text:style-name="P19">The “Start Mission”</text:p>
      <text:p text:style-name="P19">button appears. </text:p>
      <text:p text:style-name="P19">Alternate flow</text:p>
      <text:p text:style-name="P19"><text:soft-page-break/><text:s text:c="5"/>3.1 <text:s/>Team clicks one of the menu items, for example the rules. </text:p>
      <text:p text:style-name="P19">4.1 The rules will be displayed. See UC: Rules.</text:p>
      <text:p text:style-name="P19">Exceptional flow</text:p>
      <text:p text:style-name="P19"><text:s text:c="5"/>3.1 ActivePiece clicks one of the tiles that isn't betable.</text:p>
      <text:list xml:id="list32295369" text:style-name="L1">
        <text:list-item>
          <text:list>
            <text:list-item>
              <text:p text:style-name="P25"><text:span text:style-name="T17">Nothing happens and the ActivePiece will have to try again.</text:span></text:p>
            </text:list-item>
          </text:list>
        </text:list-item>
      </text:list>
      <text:p text:style-name="P24"><text:span text:style-name="T17"/></text:p>
      <text:p text:style-name="P17">Use case: EndGame</text:p>
      <text:p text:style-name="P19">Short description: What happens when the game ends.</text:p>
      <text:p text:style-name="P19">Priority (high)</text:p>
      <text:p text:style-name="P19">Extends or Includes: Includes StartMission</text:p>
      <text:p text:style-name="P19">Participating actors: ActivePiece</text:p>
      <text:p text:style-name="P19">Normal flow of events</text:p>
      <text:p text:style-name="P19">Actor System</text:p>
      <text:p text:style-name="P19">See UC: StartMission</text:p>
      <text:p text:style-name="P19">If the “YES” button is </text:p>
      <text:p text:style-name="P19">clicked and the</text:p>
      <text:p text:style-name="P19">ActivePiece's bet amount</text:p>
      <text:p text:style-name="P19">is enough to take them to</text:p>
      <text:p text:style-name="P19">the goal tile the</text:p>
      <text:p text:style-name="P19">ActivePiece will be</text:p>
      <text:p text:style-name="P19">announced as the winner</text:p>
      <text:p text:style-name="P19">in the middle of the</text:p>
      <text:p text:style-name="P19">board. </text:p>
      <text:p text:style-name="P19">Alternate flow</text:p>
      <text:p text:style-name="P19"><text:s text:c="5"/>3.1 <text:s/>Team clicks the “Rules” button</text:p>
      <text:p text:style-name="P19"><text:s/>4.1 The rules will be displayed. See UC: ShowRules.</text:p>
      <text:p text:style-name="P19">Exceptional flow</text:p>
      <text:p text:style-name="P19"><text:s text:c="5"/>3.1 If team types in a letter or a number that isn't between 2-8.</text:p>
      <text:p text:style-name="P19"><text:s text:c="6"/>4.1 A dialog will appear and the Team will be able to type in the number of players </text:p>
      <text:p text:style-name="P20"><text:span text:style-name="T17">again.</text:span></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oft-page-break/><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mbria" svg:font-family="Cambria" style:font-family-generic="roman"/>
    <style:font-face style:name="Times New Roman1" svg:font-family="'Times New Roman'" style:font-family-generic="roman"/>
    <style:font-face style:name="Arial1"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Frölich</meta:initial-creator>
    <meta:creation-date>2013-03-01T12:10:23.15</meta:creation-date>
    <dc:date>2013-03-04T13:03:01.25</dc:date>
    <dc:creator>Isabelle Frölich</dc:creator>
    <meta:editing-duration>P3DT37M16S</meta:editing-duration>
    <meta:editing-cycles>2</meta:editing-cycles>
    <meta:generator>OpenOffice.org/3.3$Win32 OpenOffice.org_project/330m20$Build-9567</meta:generator>
    <meta:document-statistic meta:table-count="0" meta:image-count="4" meta:object-count="0" meta:page-count="10" meta:paragraph-count="174" meta:word-count="1220" meta:character-count="9944"/>
  </office:meta>
</office:document-meta>
</file>